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0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27" calcext:value-type="float">
            <text:p><text:s text:c="3"/>142,427</text:p>
          </table:table-cell>
          <table:table-cell table:style-name="ce35" office:value-type="float" office:value="9004383" calcext:value-type="float">
            <text:p><text:s text:c="3"/>9,004,383</text:p>
          </table:table-cell>
          <table:table-cell table:style-name="ce35" office:value-type="float" office:value="23413879" calcext:value-type="float">
            <text:p><text:s text:c="3"/>23,413,879</text:p>
          </table:table-cell>
          <table:table-cell table:style-name="ce35" office:value-type="float" office:value="11598148" calcext:value-type="float">
            <text:p><text:s text:c="3"/>11,598,148</text:p>
          </table:table-cell>
          <table:table-cell table:style-name="ce35" office:value-type="float" office:value="11815731" calcext:value-type="float">
            <text:p><text:s text:c="3"/>11,815,731</text:p>
          </table:table-cell>
          <table:table-cell table:style-name="ce52" office:value-type="float" office:value="98.16" calcext:value-type="float">
            <text:p>98.16</text:p>
          </table:table-cell>
          <table:table-cell table:style-name="ce52" office:value-type="float" office:value="646.84" calcext:value-type="float">
            <text:p>646.84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25" calcext:value-type="float">
            <text:p><text:s text:c="3"/>142,425</text:p>
          </table:table-cell>
          <table:table-cell table:style-name="ce35" office:value-type="float" office:value="9006260" calcext:value-type="float">
            <text:p><text:s text:c="3"/>9,006,260</text:p>
          </table:table-cell>
          <table:table-cell table:style-name="ce35" office:value-type="float" office:value="23394787" calcext:value-type="float">
            <text:p><text:s text:c="3"/>23,394,787</text:p>
          </table:table-cell>
          <table:table-cell table:style-name="ce35" office:value-type="float" office:value="11588574" calcext:value-type="float">
            <text:p><text:s text:c="3"/>11,588,574</text:p>
          </table:table-cell>
          <table:table-cell table:style-name="ce35" office:value-type="float" office:value="11806213" calcext:value-type="float">
            <text:p><text:s text:c="3"/>11,806,213</text:p>
          </table:table-cell>
          <table:table-cell table:style-name="ce52" office:value-type="float" office:value="98.16" calcext:value-type="float">
            <text:p>98.16</text:p>
          </table:table-cell>
          <table:table-cell table:style-name="ce52" office:value-type="float" office:value="646.32" calcext:value-type="float">
            <text:p>646.32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2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11" calcext:value-type="float">
            <text:p><text:s text:c="3"/>142,411</text:p>
          </table:table-cell>
          <table:table-cell table:style-name="ce35" office:value-type="float" office:value="9006580" calcext:value-type="float">
            <text:p><text:s text:c="3"/>9,006,580</text:p>
          </table:table-cell>
          <table:table-cell table:style-name="ce35" office:value-type="float" office:value="23375314" calcext:value-type="float">
            <text:p><text:s text:c="3"/>23,375,314</text:p>
          </table:table-cell>
          <table:table-cell table:style-name="ce35" office:value-type="float" office:value="11578696" calcext:value-type="float">
            <text:p><text:s text:c="3"/>11,578,696</text:p>
          </table:table-cell>
          <table:table-cell table:style-name="ce35" office:value-type="float" office:value="11796618" calcext:value-type="float">
            <text:p><text:s text:c="3"/>11,796,618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5.78" calcext:value-type="float">
            <text:p>645.78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1 年</text:p>
          </table:table-cell>
          <table:table-cell table:style-name="ce23"/>
          <table:table-cell table:style-name="ce36" table:number-columns-repeated="7"/>
          <table:table-cell table:style-name="ce53" table:number-columns-repeated="2"/>
          <table:table-cell table:style-name="ce64"/>
          <table:table-cell table:number-columns-repeated="1012"/>
        </table:table-row>
        <table:table-row table:style-name="ro5">
          <table:table-cell table:style-name="ce8" office:value-type="string" calcext:value-type="string">
            <text:p>1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31" calcext:value-type="float">
            <text:p><text:s text:c="3"/>142,431</text:p>
          </table:table-cell>
          <table:table-cell table:style-name="ce35" office:value-type="float" office:value="9005752" calcext:value-type="float">
            <text:p><text:s text:c="3"/>9,005,752</text:p>
          </table:table-cell>
          <table:table-cell table:style-name="ce35" office:value-type="float" office:value="23349666" calcext:value-type="float">
            <text:p><text:s text:c="3"/>23,349,666</text:p>
          </table:table-cell>
          <table:table-cell table:style-name="ce35" office:value-type="float" office:value="11565761" calcext:value-type="float">
            <text:p><text:s text:c="3"/>11,565,761</text:p>
          </table:table-cell>
          <table:table-cell table:style-name="ce35" office:value-type="float" office:value="11783905" calcext:value-type="float">
            <text:p><text:s text:c="3"/>11,783,905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5.07" calcext:value-type="float">
            <text:p>645.07</text:p>
          </table:table-cell>
          <table:table-cell table:style-name="ce63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2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30" calcext:value-type="float">
            <text:p><text:s text:c="3"/>142,430</text:p>
          </table:table-cell>
          <table:table-cell table:style-name="ce35" office:value-type="float" office:value="9005454" calcext:value-type="float">
            <text:p><text:s text:c="3"/>9,005,454</text:p>
          </table:table-cell>
          <table:table-cell table:style-name="ce35" office:value-type="float" office:value="23319776" calcext:value-type="float">
            <text:p><text:s text:c="3"/>23,319,776</text:p>
          </table:table-cell>
          <table:table-cell table:style-name="ce35" office:value-type="float" office:value="11550791" calcext:value-type="float">
            <text:p><text:s text:c="3"/>11,550,791</text:p>
          </table:table-cell>
          <table:table-cell table:style-name="ce35" office:value-type="float" office:value="11768985" calcext:value-type="float">
            <text:p><text:s text:c="3"/>11,768,985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4.24" calcext:value-type="float">
            <text:p>644.24</text:p>
          </table:table-cell>
          <table:table-cell table:style-name="ce63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3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6" calcext:value-type="float">
            <text:p><text:s text:c="3"/>7,746</text:p>
          </table:table-cell>
          <table:table-cell table:style-name="ce35" office:value-type="float" office:value="142479" calcext:value-type="float">
            <text:p><text:s text:c="3"/>142,479</text:p>
          </table:table-cell>
          <table:table-cell table:style-name="ce35" office:value-type="float" office:value="9004145" calcext:value-type="float">
            <text:p><text:s text:c="3"/>9,004,145</text:p>
          </table:table-cell>
          <table:table-cell table:style-name="ce35" office:value-type="float" office:value="23268991" calcext:value-type="float">
            <text:p><text:s text:c="3"/>23,268,991</text:p>
          </table:table-cell>
          <table:table-cell table:style-name="ce35" office:value-type="float" office:value="11523301" calcext:value-type="float">
            <text:p><text:s text:c="3"/>11,523,301</text:p>
          </table:table-cell>
          <table:table-cell table:style-name="ce35" office:value-type="float" office:value="11745690" calcext:value-type="float">
            <text:p><text:s text:c="3"/>11,745,690</text:p>
          </table:table-cell>
          <table:table-cell table:style-name="ce52" office:value-type="float" office:value="98.11" calcext:value-type="float">
            <text:p>98.11</text:p>
          </table:table-cell>
          <table:table-cell table:style-name="ce52" office:value-type="float" office:value="642.84" calcext:value-type="float">
            <text:p>642.84</text:p>
          </table:table-cell>
          <table:table-cell table:style-name="ce63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4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6" calcext:value-type="float">
            <text:p><text:s text:c="3"/>7,746</text:p>
          </table:table-cell>
          <table:table-cell table:style-name="ce35" office:value-type="float" office:value="142480" calcext:value-type="float">
            <text:p><text:s text:c="3"/>142,480</text:p>
          </table:table-cell>
          <table:table-cell table:style-name="ce35" office:value-type="float" office:value="9002584" calcext:value-type="float">
            <text:p><text:s text:c="3"/>9,002,584</text:p>
          </table:table-cell>
          <table:table-cell table:style-name="ce35" office:value-type="float" office:value="23215015" calcext:value-type="float">
            <text:p><text:s text:c="3"/>23,215,015</text:p>
          </table:table-cell>
          <table:table-cell table:style-name="ce35" office:value-type="float" office:value="11493738" calcext:value-type="float">
            <text:p><text:s text:c="3"/>11,493,738</text:p>
          </table:table-cell>
          <table:table-cell table:style-name="ce35" office:value-type="float" office:value="11721277" calcext:value-type="float">
            <text:p><text:s text:c="3"/>11,721,277</text:p>
          </table:table-cell>
          <table:table-cell table:style-name="ce52" office:value-type="float" office:value="98.06" calcext:value-type="float">
            <text:p>98.06</text:p>
          </table:table-cell>
          <table:table-cell table:style-name="ce52" office:value-type="float" office:value="641.35" calcext:value-type="float">
            <text:p>641.35</text:p>
          </table:table-cell>
          <table:table-cell table:style-name="ce63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5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03" calcext:value-type="float">
            <text:p><text:s text:c="3"/>142,503</text:p>
          </table:table-cell>
          <table:table-cell table:style-name="ce35" office:value-type="float" office:value="9008300" calcext:value-type="float">
            <text:p><text:s text:c="3"/>9,008,300</text:p>
          </table:table-cell>
          <table:table-cell table:style-name="ce35" office:value-type="float" office:value="23196178" calcext:value-type="float">
            <text:p><text:s text:c="3"/>23,196,178</text:p>
          </table:table-cell>
          <table:table-cell table:style-name="ce35" office:value-type="float" office:value="11482441" calcext:value-type="float">
            <text:p><text:s text:c="3"/>11,482,441</text:p>
          </table:table-cell>
          <table:table-cell table:style-name="ce35" office:value-type="float" office:value="11713737" calcext:value-type="float">
            <text:p><text:s text:c="3"/>11,713,737</text:p>
          </table:table-cell>
          <table:table-cell table:style-name="ce52" office:value-type="float" office:value="98.03" calcext:value-type="float">
            <text:p>98.03</text:p>
          </table:table-cell>
          <table:table-cell table:style-name="ce52" office:value-type="float" office:value="640.83" calcext:value-type="float">
            <text:p>640.83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6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7" calcext:value-type="float">
            <text:p><text:s text:c="3"/>7,747</text:p>
          </table:table-cell>
          <table:table-cell table:style-name="ce35" office:value-type="float" office:value="142506" calcext:value-type="float">
            <text:p><text:s text:c="3"/>142,506</text:p>
          </table:table-cell>
          <table:table-cell table:style-name="ce35" office:value-type="float" office:value="9014700" calcext:value-type="float">
            <text:p><text:s text:c="3"/>9,014,700</text:p>
          </table:table-cell>
          <table:table-cell table:style-name="ce35" office:value-type="float" office:value="23186278" calcext:value-type="float">
            <text:p><text:s text:c="3"/>23,186,278</text:p>
          </table:table-cell>
          <table:table-cell table:style-name="ce35" office:value-type="float" office:value="11475116" calcext:value-type="float">
            <text:p><text:s text:c="3"/>11,475,116</text:p>
          </table:table-cell>
          <table:table-cell table:style-name="ce35" office:value-type="float" office:value="11711162" calcext:value-type="float">
            <text:p><text:s text:c="3"/>11,711,162</text:p>
          </table:table-cell>
          <table:table-cell table:style-name="ce52" office:value-type="float" office:value="97.98" calcext:value-type="float">
            <text:p>97.98</text:p>
          </table:table-cell>
          <table:table-cell table:style-name="ce52" office:value-type="float" office:value="640.56" calcext:value-type="float">
            <text:p>640.56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7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8" calcext:value-type="float">
            <text:p><text:s text:c="3"/>142,528</text:p>
          </table:table-cell>
          <table:table-cell table:style-name="ce35" office:value-type="float" office:value="9026456" calcext:value-type="float">
            <text:p><text:s text:c="3"/>9,026,456</text:p>
          </table:table-cell>
          <table:table-cell table:style-name="ce35" office:value-type="float" office:value="23190064" calcext:value-type="float">
            <text:p><text:s text:c="3"/>23,190,064</text:p>
          </table:table-cell>
          <table:table-cell table:style-name="ce35" office:value-type="float" office:value="11475027" calcext:value-type="float">
            <text:p><text:s text:c="3"/>11,475,027</text:p>
          </table:table-cell>
          <table:table-cell table:style-name="ce35" office:value-type="float" office:value="11715037" calcext:value-type="float">
            <text:p><text:s text:c="3"/>11,715,037</text:p>
          </table:table-cell>
          <table:table-cell table:style-name="ce52" office:value-type="float" office:value="97.95" calcext:value-type="float">
            <text:p>97.95</text:p>
          </table:table-cell>
          <table:table-cell table:style-name="ce52" office:value-type="float" office:value="640.66" calcext:value-type="float">
            <text:p>640.66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8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5" calcext:value-type="float">
            <text:p><text:s text:c="3"/>142,535</text:p>
          </table:table-cell>
          <table:table-cell table:style-name="ce35" office:value-type="float" office:value="9042909" calcext:value-type="float">
            <text:p><text:s text:c="3"/>9,042,909</text:p>
          </table:table-cell>
          <table:table-cell table:style-name="ce35" office:value-type="float" office:value="23194554" calcext:value-type="float">
            <text:p><text:s text:c="3"/>23,194,554</text:p>
          </table:table-cell>
          <table:table-cell table:style-name="ce35" office:value-type="float" office:value="11475623" calcext:value-type="float">
            <text:p><text:s text:c="3"/>11,475,623</text:p>
          </table:table-cell>
          <table:table-cell table:style-name="ce35" office:value-type="float" office:value="11718931" calcext:value-type="float">
            <text:p><text:s text:c="3"/>11,718,931</text:p>
          </table:table-cell>
          <table:table-cell table:style-name="ce52" office:value-type="float" office:value="97.92" calcext:value-type="float">
            <text:p>97.92</text:p>
          </table:table-cell>
          <table:table-cell table:style-name="ce52" office:value-type="float" office:value="640.79" calcext:value-type="float">
            <text:p>640.79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9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2" calcext:value-type="float">
            <text:p><text:s text:c="3"/>142,532</text:p>
          </table:table-cell>
          <table:table-cell table:style-name="ce35" office:value-type="float" office:value="9062527" calcext:value-type="float">
            <text:p><text:s text:c="3"/>9,062,527</text:p>
          </table:table-cell>
          <table:table-cell table:style-name="ce35" office:value-type="float" office:value="23198133" calcext:value-type="float">
            <text:p><text:s text:c="3"/>23,198,133</text:p>
          </table:table-cell>
          <table:table-cell table:style-name="ce35" office:value-type="float" office:value="11475695" calcext:value-type="float">
            <text:p><text:s text:c="3"/>11,475,695</text:p>
          </table:table-cell>
          <table:table-cell table:style-name="ce35" office:value-type="float" office:value="11722438" calcext:value-type="float">
            <text:p><text:s text:c="3"/>11,722,438</text:p>
          </table:table-cell>
          <table:table-cell table:style-name="ce52" office:value-type="float" office:value="97.9" calcext:value-type="float">
            <text:p>97.90</text:p>
          </table:table-cell>
          <table:table-cell table:style-name="ce52" office:value-type="float" office:value="640.88" calcext:value-type="float">
            <text:p>640.88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0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8" calcext:value-type="float">
            <text:p><text:s text:c="3"/>142,528</text:p>
          </table:table-cell>
          <table:table-cell table:style-name="ce35" office:value-type="float" office:value="9068488" calcext:value-type="float">
            <text:p><text:s text:c="3"/>9,068,488</text:p>
          </table:table-cell>
          <table:table-cell table:style-name="ce35" office:value-type="float" office:value="23212056" calcext:value-type="float">
            <text:p><text:s text:c="3"/>23,212,056</text:p>
          </table:table-cell>
          <table:table-cell table:style-name="ce35" office:value-type="float" office:value="11480153" calcext:value-type="float">
            <text:p><text:s text:c="3"/>11,480,153</text:p>
          </table:table-cell>
          <table:table-cell table:style-name="ce35" office:value-type="float" office:value="11731903" calcext:value-type="float">
            <text:p><text:s text:c="3"/>11,731,903</text:p>
          </table:table-cell>
          <table:table-cell table:style-name="ce52" office:value-type="float" office:value="97.85" calcext:value-type="float">
            <text:p>97.85</text:p>
          </table:table-cell>
          <table:table-cell table:style-name="ce52" office:value-type="float" office:value="641.27" calcext:value-type="float">
            <text:p>641.27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4" office:value-type="float" office:value="0.181018877682958" calcext:value-type="float">
            <text:p>0.18</text:p>
          </table:table-cell>
          <table:table-cell table:style-name="ce24" office:value-type="float" office:value="0.0709135206105584" calcext:value-type="float">
            <text:p>0.07</text:p>
          </table:table-cell>
          <table:table-cell table:style-name="ce24" office:value-type="float" office:value="0.711931067347979" calcext:value-type="float">
            <text:p>0.71</text:p>
          </table:table-cell>
          <table:table-cell table:style-name="ce24" office:value-type="float" office:value="-0.861980195592537" calcext:value-type="float">
            <text:p>–0.86</text:p>
          </table:table-cell>
          <table:table-cell table:style-name="ce24" office:value-type="float" office:value="-1.01736070276048" calcext:value-type="float">
            <text:p>–1.02</text:p>
          </table:table-cell>
          <table:table-cell table:style-name="ce24" office:value-type="float" office:value="-0.70946097198726" calcext:value-type="float">
            <text:p>–0.71</text:p>
          </table:table-cell>
          <table:table-cell table:style-name="ce24" office:value-type="float" office:value="-0.315810920945398" calcext:value-type="float">
            <text:p>–0.32</text:p>
          </table:table-cell>
          <table:table-cell table:style-name="ce24" office:value-type="float" office:value="-0.861109393358489" calcext:value-type="float">
            <text:p>–0.86</text:p>
          </table:table-cell>
          <table:table-cell table:style-name="ce24" office:value-type="float" office:value="-1.53846153846154" calcext:value-type="float">
            <text:p>–1.54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-0.00280638733758033" calcext:value-type="float">
            <text:p>–0.00</text:p>
          </table:table-cell>
          <table:table-cell table:style-name="ce25" office:value-type="float" office:value="0.0657763557559608" calcext:value-type="float">
            <text:p>0.07</text:p>
          </table:table-cell>
          <table:table-cell table:style-name="ce25" office:value-type="float" office:value="0.0600177609120527" calcext:value-type="float">
            <text:p>0.06</text:p>
          </table:table-cell>
          <table:table-cell table:style-name="ce25" office:value-type="float" office:value="0.0388473203583748" calcext:value-type="float">
            <text:p>0.04</text:p>
          </table:table-cell>
          <table:table-cell table:style-name="ce25" office:value-type="float" office:value="0.08074258955347" calcext:value-type="float">
            <text:p>0.08</text:p>
          </table:table-cell>
          <table:table-cell table:style-name="ce25" office:value-type="float" office:value="-0.051072522982647" calcext:value-type="float">
            <text:p>–0.05</text:p>
          </table:table-cell>
          <table:table-cell table:style-name="ce25" office:value-type="float" office:value="0.0608538259892626" calcext:value-type="float">
            <text:p>0.06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1 年 10 月 底" calcext:value-type="string">
            <text:p><text:s/>中 華 民 國 <text:s/>111 年 10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032" calcext:value-type="float">
            <text:p><text:s text:c="3"/>1,032</text:p>
          </table:table-cell>
          <table:table-cell table:style-name="ce36" office:value-type="float" office:value="22151" calcext:value-type="float">
            <text:p><text:s text:c="3"/>22,151</text:p>
          </table:table-cell>
          <table:table-cell table:style-name="ce36" office:value-type="float" office:value="1634197" calcext:value-type="float">
            <text:p><text:s text:c="3"/>1,634,197</text:p>
          </table:table-cell>
          <table:table-cell table:style-name="ce36" office:value-type="float" office:value="3982363" calcext:value-type="float">
            <text:p><text:s text:c="3"/>3,982,363</text:p>
          </table:table-cell>
          <table:table-cell table:style-name="ce36" office:value-type="float" office:value="1941647" calcext:value-type="float">
            <text:p><text:s text:c="3"/>1,941,647</text:p>
          </table:table-cell>
          <table:table-cell table:style-name="ce36" office:value-type="float" office:value="2040716" calcext:value-type="float">
            <text:p><text:s text:c="3"/>2,040,716</text:p>
          </table:table-cell>
          <table:table-cell table:style-name="ce53" office:value-type="float" office:value="95.15" calcext:value-type="float">
            <text:p>95.15</text:p>
          </table:table-cell>
          <table:table-cell table:style-name="ce53" office:value-type="float" office:value="1940.19" calcext:value-type="float">
            <text:p>1,940.19</text:p>
          </table:table-cell>
          <table:table-cell table:style-name="ce64" office:value-type="float" office:value="2.44" calcext:value-type="float">
            <text:p>2.44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456" calcext:value-type="float">
            <text:p><text:s text:c="3"/>456</text:p>
          </table:table-cell>
          <table:table-cell table:style-name="ce36" office:value-type="float" office:value="9574" calcext:value-type="float">
            <text:p><text:s text:c="3"/>9,574</text:p>
          </table:table-cell>
          <table:table-cell table:style-name="ce36" office:value-type="float" office:value="1047269" calcext:value-type="float">
            <text:p><text:s text:c="3"/>1,047,269</text:p>
          </table:table-cell>
          <table:table-cell table:style-name="ce36" office:value-type="float" office:value="2465610" calcext:value-type="float">
            <text:p><text:s text:c="3"/>2,465,610</text:p>
          </table:table-cell>
          <table:table-cell table:style-name="ce36" office:value-type="float" office:value="1171422" calcext:value-type="float">
            <text:p><text:s text:c="3"/>1,171,422</text:p>
          </table:table-cell>
          <table:table-cell table:style-name="ce36" office:value-type="float" office:value="1294188" calcext:value-type="float">
            <text:p><text:s text:c="3"/>1,294,188</text:p>
          </table:table-cell>
          <table:table-cell table:style-name="ce53" office:value-type="float" office:value="90.51" calcext:value-type="float">
            <text:p>90.51</text:p>
          </table:table-cell>
          <table:table-cell table:style-name="ce53" office:value-type="float" office:value="9071.42" calcext:value-type="float">
            <text:p>9,071.42</text:p>
          </table:table-cell>
          <table:table-cell table:style-name="ce64" office:value-type="float" office:value="2.35" calcext:value-type="float">
            <text:p>2.35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516" calcext:value-type="float">
            <text:p><text:s text:c="3"/>516</text:p>
          </table:table-cell>
          <table:table-cell table:style-name="ce36" office:value-type="float" office:value="11931" calcext:value-type="float">
            <text:p><text:s text:c="3"/>11,931</text:p>
          </table:table-cell>
          <table:table-cell table:style-name="ce36" office:value-type="float" office:value="875393" calcext:value-type="float">
            <text:p><text:s text:c="3"/>875,393</text:p>
          </table:table-cell>
          <table:table-cell table:style-name="ce36" office:value-type="float" office:value="2273968" calcext:value-type="float">
            <text:p><text:s text:c="3"/>2,273,968</text:p>
          </table:table-cell>
          <table:table-cell table:style-name="ce36" office:value-type="float" office:value="1123713" calcext:value-type="float">
            <text:p><text:s text:c="3"/>1,123,713</text:p>
          </table:table-cell>
          <table:table-cell table:style-name="ce36" office:value-type="float" office:value="1150255" calcext:value-type="float">
            <text:p><text:s text:c="3"/>1,150,255</text:p>
          </table:table-cell>
          <table:table-cell table:style-name="ce53" office:value-type="float" office:value="97.69" calcext:value-type="float">
            <text:p>97.69</text:p>
          </table:table-cell>
          <table:table-cell table:style-name="ce53" office:value-type="float" office:value="1862.45" calcext:value-type="float">
            <text:p>1,862.45</text:p>
          </table:table-cell>
          <table:table-cell table:style-name="ce64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625" calcext:value-type="float">
            <text:p><text:s text:c="3"/>625</text:p>
          </table:table-cell>
          <table:table-cell table:style-name="ce36" office:value-type="float" office:value="12518" calcext:value-type="float">
            <text:p><text:s text:c="3"/>12,518</text:p>
          </table:table-cell>
          <table:table-cell table:style-name="ce36" office:value-type="float" office:value="1030250" calcext:value-type="float">
            <text:p><text:s text:c="3"/>1,030,250</text:p>
          </table:table-cell>
          <table:table-cell table:style-name="ce36" office:value-type="float" office:value="2806458" calcext:value-type="float">
            <text:p><text:s text:c="3"/>2,806,458</text:p>
          </table:table-cell>
          <table:table-cell table:style-name="ce36" office:value-type="float" office:value="1375190" calcext:value-type="float">
            <text:p><text:s text:c="3"/>1,375,190</text:p>
          </table:table-cell>
          <table:table-cell table:style-name="ce36" office:value-type="float" office:value="1431268" calcext:value-type="float">
            <text:p><text:s text:c="3"/>1,431,268</text:p>
          </table:table-cell>
          <table:table-cell table:style-name="ce53" office:value-type="float" office:value="96.08" calcext:value-type="float">
            <text:p>96.08</text:p>
          </table:table-cell>
          <table:table-cell table:style-name="ce53" office:value-type="float" office:value="1267.08" calcext:value-type="float">
            <text:p>1,267.08</text:p>
          </table:table-cell>
          <table:table-cell table:style-name="ce64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649" calcext:value-type="float">
            <text:p><text:s text:c="3"/>649</text:p>
          </table:table-cell>
          <table:table-cell table:style-name="ce36" office:value-type="float" office:value="9655" calcext:value-type="float">
            <text:p><text:s text:c="3"/>9,655</text:p>
          </table:table-cell>
          <table:table-cell table:style-name="ce36" office:value-type="float" office:value="715454" calcext:value-type="float">
            <text:p><text:s text:c="3"/>715,454</text:p>
          </table:table-cell>
          <table:table-cell table:style-name="ce36" office:value-type="float" office:value="1850955" calcext:value-type="float">
            <text:p><text:s text:c="3"/>1,850,955</text:p>
          </table:table-cell>
          <table:table-cell table:style-name="ce36" office:value-type="float" office:value="920555" calcext:value-type="float">
            <text:p><text:s text:c="3"/>920,555</text:p>
          </table:table-cell>
          <table:table-cell table:style-name="ce36" office:value-type="float" office:value="930400" calcext:value-type="float">
            <text:p><text:s text:c="3"/>930,400</text:p>
          </table:table-cell>
          <table:table-cell table:style-name="ce53" office:value-type="float" office:value="98.94" calcext:value-type="float">
            <text:p>98.94</text:p>
          </table:table-cell>
          <table:table-cell table:style-name="ce53" office:value-type="float" office:value="844.55" calcext:value-type="float">
            <text:p>844.55</text:p>
          </table:table-cell>
          <table:table-cell table:style-name="ce64" office:value-type="float" office:value="2.59" calcext:value-type="float">
            <text:p>2.59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890" calcext:value-type="float">
            <text:p><text:s text:c="3"/>890</text:p>
          </table:table-cell>
          <table:table-cell table:style-name="ce36" office:value-type="float" office:value="17306" calcext:value-type="float">
            <text:p><text:s text:c="3"/>17,306</text:p>
          </table:table-cell>
          <table:table-cell table:style-name="ce36" office:value-type="float" office:value="1134928" calcext:value-type="float">
            <text:p><text:s text:c="3"/>1,134,928</text:p>
          </table:table-cell>
          <table:table-cell table:style-name="ce36" office:value-type="float" office:value="2723495" calcext:value-type="float">
            <text:p><text:s text:c="3"/>2,723,495</text:p>
          </table:table-cell>
          <table:table-cell table:style-name="ce36" office:value-type="float" office:value="1340095" calcext:value-type="float">
            <text:p><text:s text:c="3"/>1,340,095</text:p>
          </table:table-cell>
          <table:table-cell table:style-name="ce36" office:value-type="float" office:value="1383400" calcext:value-type="float">
            <text:p><text:s text:c="3"/>1,383,400</text:p>
          </table:table-cell>
          <table:table-cell table:style-name="ce53" office:value-type="float" office:value="96.87" calcext:value-type="float">
            <text:p>96.87</text:p>
          </table:table-cell>
          <table:table-cell table:style-name="ce53" office:value-type="float" office:value="922.64" calcext:value-type="float">
            <text:p>922.64</text:p>
          </table:table-cell>
          <table:table-cell table:style-name="ce64" office:value-type="float" office:value="2.4" calcext:value-type="float">
            <text:p>2.4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3521" calcext:value-type="float">
            <text:p><text:s text:c="3"/>3,521</text:p>
          </table:table-cell>
          <table:table-cell table:style-name="ce36" office:value-type="float" office:value="58458" calcext:value-type="float">
            <text:p><text:s text:c="3"/>58,458</text:p>
          </table:table-cell>
          <table:table-cell table:style-name="ce36" office:value-type="float" office:value="2584488" calcext:value-type="float">
            <text:p><text:s text:c="3"/>2,584,488</text:p>
          </table:table-cell>
          <table:table-cell table:style-name="ce36" office:value-type="float" office:value="6954293" calcext:value-type="float">
            <text:p><text:s text:c="3"/>6,954,293</text:p>
          </table:table-cell>
          <table:table-cell table:style-name="ce36" office:value-type="float" office:value="3529557" calcext:value-type="float">
            <text:p><text:s text:c="3"/>3,529,557</text:p>
          </table:table-cell>
          <table:table-cell table:style-name="ce36" office:value-type="float" office:value="3424736" calcext:value-type="float">
            <text:p><text:s text:c="3"/>3,424,736</text:p>
          </table:table-cell>
          <table:table-cell table:style-name="ce53" office:value-type="float" office:value="103.06" calcext:value-type="float">
            <text:p>103.06</text:p>
          </table:table-cell>
          <table:table-cell table:style-name="ce53" office:value-type="float" office:value="276.95" calcext:value-type="float">
            <text:p>276.95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1" calcext:value-type="float">
            <text:p><text:s text:c="3"/>3,661</text:p>
          </table:table-cell>
          <table:table-cell table:style-name="ce35" office:value-type="float" office:value="175804" calcext:value-type="float">
            <text:p><text:s text:c="3"/>175,804</text:p>
          </table:table-cell>
          <table:table-cell table:style-name="ce35" office:value-type="float" office:value="449012" calcext:value-type="float">
            <text:p><text:s text:c="3"/>449,012</text:p>
          </table:table-cell>
          <table:table-cell table:style-name="ce35" office:value-type="float" office:value="225753" calcext:value-type="float">
            <text:p><text:s text:c="3"/>225,753</text:p>
          </table:table-cell>
          <table:table-cell table:style-name="ce35" office:value-type="float" office:value="223259" calcext:value-type="float">
            <text:p><text:s text:c="3"/>223,259</text:p>
          </table:table-cell>
          <table:table-cell table:style-name="ce52" office:value-type="float" office:value="101.12" calcext:value-type="float">
            <text:p>101.12</text:p>
          </table:table-cell>
          <table:table-cell table:style-name="ce52" office:value-type="float" office:value="209.46" calcext:value-type="float">
            <text:p>209.46</text:p>
          </table:table-cell>
          <table:table-cell table:style-name="ce63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333" calcext:value-type="float">
            <text:p><text:s text:c="3"/>3,333</text:p>
          </table:table-cell>
          <table:table-cell table:style-name="ce35" office:value-type="float" office:value="214462" calcext:value-type="float">
            <text:p><text:s text:c="3"/>214,462</text:p>
          </table:table-cell>
          <table:table-cell table:style-name="ce35" office:value-type="float" office:value="578949" calcext:value-type="float">
            <text:p><text:s text:c="3"/>578,949</text:p>
          </table:table-cell>
          <table:table-cell table:style-name="ce35" office:value-type="float" office:value="295272" calcext:value-type="float">
            <text:p><text:s text:c="3"/>295,272</text:p>
          </table:table-cell>
          <table:table-cell table:style-name="ce35" office:value-type="float" office:value="283677" calcext:value-type="float">
            <text:p><text:s text:c="3"/>283,677</text:p>
          </table:table-cell>
          <table:table-cell table:style-name="ce52" office:value-type="float" office:value="104.09" calcext:value-type="float">
            <text:p>104.09</text:p>
          </table:table-cell>
          <table:table-cell table:style-name="ce52" office:value-type="float" office:value="405.56" calcext:value-type="float">
            <text:p>405.56</text:p>
          </table:table-cell>
          <table:table-cell table:style-name="ce63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97" calcext:value-type="float">
            <text:p><text:s text:c="3"/>4,697</text:p>
          </table:table-cell>
          <table:table-cell table:style-name="ce35" office:value-type="float" office:value="196839" calcext:value-type="float">
            <text:p><text:s text:c="3"/>196,839</text:p>
          </table:table-cell>
          <table:table-cell table:style-name="ce35" office:value-type="float" office:value="535149" calcext:value-type="float">
            <text:p><text:s text:c="3"/>535,149</text:p>
          </table:table-cell>
          <table:table-cell table:style-name="ce35" office:value-type="float" office:value="275648" calcext:value-type="float">
            <text:p><text:s text:c="3"/>275,648</text:p>
          </table:table-cell>
          <table:table-cell table:style-name="ce35" office:value-type="float" office:value="259501" calcext:value-type="float">
            <text:p><text:s text:c="3"/>259,501</text:p>
          </table:table-cell>
          <table:table-cell table:style-name="ce52" office:value-type="float" office:value="106.22" calcext:value-type="float">
            <text:p>106.22</text:p>
          </table:table-cell>
          <table:table-cell table:style-name="ce52" office:value-type="float" office:value="293.99" calcext:value-type="float">
            <text:p>293.99</text:p>
          </table:table-cell>
          <table:table-cell table:style-name="ce63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91" calcext:value-type="float">
            <text:p><text:s text:c="3"/>591</text:p>
          </table:table-cell>
          <table:table-cell table:style-name="ce35" office:value-type="float" office:value="9210" calcext:value-type="float">
            <text:p><text:s text:c="3"/>9,210</text:p>
          </table:table-cell>
          <table:table-cell table:style-name="ce35" office:value-type="float" office:value="401971" calcext:value-type="float">
            <text:p><text:s text:c="3"/>401,971</text:p>
          </table:table-cell>
          <table:table-cell table:style-name="ce35" office:value-type="float" office:value="1245445" calcext:value-type="float">
            <text:p><text:s text:c="3"/>1,245,445</text:p>
          </table:table-cell>
          <table:table-cell table:style-name="ce35" office:value-type="float" office:value="631753" calcext:value-type="float">
            <text:p><text:s text:c="3"/>631,753</text:p>
          </table:table-cell>
          <table:table-cell table:style-name="ce35" office:value-type="float" office:value="613692" calcext:value-type="float">
            <text:p><text:s text:c="3"/>613,692</text:p>
          </table:table-cell>
          <table:table-cell table:style-name="ce52" office:value-type="float" office:value="102.94" calcext:value-type="float">
            <text:p>102.94</text:p>
          </table:table-cell>
          <table:table-cell table:style-name="ce52" office:value-type="float" office:value="1159.2" calcext:value-type="float">
            <text:p>1,159.20</text:p>
          </table:table-cell>
          <table:table-cell table:style-name="ce63" office:value-type="float" office:value="3.1" calcext:value-type="float">
            <text:p>3.1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3" calcext:value-type="float">
            <text:p><text:s text:c="3"/>263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9873" calcext:value-type="float">
            <text:p><text:s text:c="3"/>179,873</text:p>
          </table:table-cell>
          <table:table-cell table:style-name="ce35" office:value-type="float" office:value="479889" calcext:value-type="float">
            <text:p><text:s text:c="3"/>479,889</text:p>
          </table:table-cell>
          <table:table-cell table:style-name="ce35" office:value-type="float" office:value="244825" calcext:value-type="float">
            <text:p><text:s text:c="3"/>244,825</text:p>
          </table:table-cell>
          <table:table-cell table:style-name="ce35" office:value-type="float" office:value="235064" calcext:value-type="float">
            <text:p><text:s text:c="3"/>235,064</text:p>
          </table:table-cell>
          <table:table-cell table:style-name="ce52" office:value-type="float" office:value="104.15" calcext:value-type="float">
            <text:p>104.15</text:p>
          </table:table-cell>
          <table:table-cell table:style-name="ce52" office:value-type="float" office:value="116.86" calcext:value-type="float">
            <text:p>116.86</text:p>
          </table:table-cell>
          <table:table-cell table:style-name="ce63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style-name="ce35" office:value-type="float" office:value="6506" calcext:value-type="float">
            <text:p><text:s text:c="3"/>6,506</text:p>
          </table:table-cell>
          <table:table-cell table:style-name="ce35" office:value-type="float" office:value="245387" calcext:value-type="float">
            <text:p><text:s text:c="3"/>245,387</text:p>
          </table:table-cell>
          <table:table-cell table:style-name="ce35" office:value-type="float" office:value="664604" calcext:value-type="float">
            <text:p><text:s text:c="3"/>664,604</text:p>
          </table:table-cell>
          <table:table-cell table:style-name="ce35" office:value-type="float" office:value="343185" calcext:value-type="float">
            <text:p><text:s text:c="3"/>343,185</text:p>
          </table:table-cell>
          <table:table-cell table:style-name="ce35" office:value-type="float" office:value="321419" calcext:value-type="float">
            <text:p><text:s text:c="3"/>321,419</text:p>
          </table:table-cell>
          <table:table-cell table:style-name="ce52" office:value-type="float" office:value="106.77" calcext:value-type="float">
            <text:p>106.77</text:p>
          </table:table-cell>
          <table:table-cell table:style-name="ce52" office:value-type="float" office:value="514.86" calcext:value-type="float">
            <text:p>514.86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66" calcext:value-type="float">
            <text:p><text:s text:c="3"/>5,366</text:p>
          </table:table-cell>
          <table:table-cell table:style-name="ce35" office:value-type="float" office:value="185441" calcext:value-type="float">
            <text:p><text:s text:c="3"/>185,441</text:p>
          </table:table-cell>
          <table:table-cell table:style-name="ce35" office:value-type="float" office:value="488920" calcext:value-type="float">
            <text:p><text:s text:c="3"/>488,920</text:p>
          </table:table-cell>
          <table:table-cell table:style-name="ce35" office:value-type="float" office:value="253343" calcext:value-type="float">
            <text:p><text:s text:c="3"/>253,343</text:p>
          </table:table-cell>
          <table:table-cell table:style-name="ce35" office:value-type="float" office:value="235577" calcext:value-type="float">
            <text:p><text:s text:c="3"/>235,577</text:p>
          </table:table-cell>
          <table:table-cell table:style-name="ce52" office:value-type="float" office:value="107.54" calcext:value-type="float">
            <text:p>107.54</text:p>
          </table:table-cell>
          <table:table-cell table:style-name="ce52" office:value-type="float" office:value="256.83" calcext:value-type="float">
            <text:p>256.83</text:p>
          </table:table-cell>
          <table:table-cell table:style-name="ce63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43" calcext:value-type="float">
            <text:p><text:s text:c="3"/>443</text:p>
          </table:table-cell>
          <table:table-cell table:style-name="ce35" office:value-type="float" office:value="7102" calcext:value-type="float">
            <text:p><text:s text:c="3"/>7,102</text:p>
          </table:table-cell>
          <table:table-cell table:style-name="ce35" office:value-type="float" office:value="294879" calcext:value-type="float">
            <text:p><text:s text:c="3"/>294,879</text:p>
          </table:table-cell>
          <table:table-cell table:style-name="ce35" office:value-type="float" office:value="798965" calcext:value-type="float">
            <text:p><text:s text:c="3"/>798,965</text:p>
          </table:table-cell>
          <table:table-cell table:style-name="ce35" office:value-type="float" office:value="406116" calcext:value-type="float">
            <text:p><text:s text:c="3"/>406,116</text:p>
          </table:table-cell>
          <table:table-cell table:style-name="ce35" office:value-type="float" office:value="392849" calcext:value-type="float">
            <text:p><text:s text:c="3"/>392,849</text:p>
          </table:table-cell>
          <table:table-cell table:style-name="ce52" office:value-type="float" office:value="103.38" calcext:value-type="float">
            <text:p>103.38</text:p>
          </table:table-cell>
          <table:table-cell table:style-name="ce52" office:value-type="float" office:value="287.85" calcext:value-type="float">
            <text:p>287.85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39" calcext:value-type="float">
            <text:p><text:s text:c="3"/>139</text:p>
          </table:table-cell>
          <table:table-cell table:style-name="ce35" office:value-type="float" office:value="2378" calcext:value-type="float">
            <text:p><text:s text:c="3"/>2,378</text:p>
          </table:table-cell>
          <table:table-cell table:style-name="ce35" office:value-type="float" office:value="84264" calcext:value-type="float">
            <text:p><text:s text:c="3"/>84,264</text:p>
          </table:table-cell>
          <table:table-cell table:style-name="ce35" office:value-type="float" office:value="212712" calcext:value-type="float">
            <text:p><text:s text:c="3"/>212,712</text:p>
          </table:table-cell>
          <table:table-cell table:style-name="ce35" office:value-type="float" office:value="108840" calcext:value-type="float">
            <text:p><text:s text:c="3"/>108,840</text:p>
          </table:table-cell>
          <table:table-cell table:style-name="ce35" office:value-type="float" office:value="103872" calcext:value-type="float">
            <text:p><text:s text:c="3"/>103,872</text:p>
          </table:table-cell>
          <table:table-cell table:style-name="ce52" office:value-type="float" office:value="104.78" calcext:value-type="float">
            <text:p>104.78</text:p>
          </table:table-cell>
          <table:table-cell table:style-name="ce52" office:value-type="float" office:value="60.51" calcext:value-type="float">
            <text:p>60.51</text:p>
          </table:table-cell>
          <table:table-cell table:style-name="ce63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625" calcext:value-type="float">
            <text:p><text:s text:c="3"/>3,625</text:p>
          </table:table-cell>
          <table:table-cell table:style-name="ce35" office:value-type="float" office:value="128062" calcext:value-type="float">
            <text:p><text:s text:c="3"/>128,062</text:p>
          </table:table-cell>
          <table:table-cell table:style-name="ce35" office:value-type="float" office:value="318849" calcext:value-type="float">
            <text:p><text:s text:c="3"/>318,849</text:p>
          </table:table-cell>
          <table:table-cell table:style-name="ce35" office:value-type="float" office:value="160823" calcext:value-type="float">
            <text:p><text:s text:c="3"/>160,823</text:p>
          </table:table-cell>
          <table:table-cell table:style-name="ce35" office:value-type="float" office:value="158026" calcext:value-type="float">
            <text:p><text:s text:c="3"/>158,026</text:p>
          </table:table-cell>
          <table:table-cell table:style-name="ce52" office:value-type="float" office:value="101.77" calcext:value-type="float">
            <text:p>101.77</text:p>
          </table:table-cell>
          <table:table-cell table:style-name="ce52" office:value-type="float" office:value="68.89" calcext:value-type="float">
            <text:p>68.89</text:p>
          </table:table-cell>
          <table:table-cell table:style-name="ce63" office:value-type="float" office:value="2.49" calcext:value-type="float">
            <text:p>2.4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8" calcext:value-type="float">
            <text:p><text:s text:c="3"/>1,398</text:p>
          </table:table-cell>
          <table:table-cell table:style-name="ce35" office:value-type="float" office:value="42685" calcext:value-type="float">
            <text:p><text:s text:c="3"/>42,685</text:p>
          </table:table-cell>
          <table:table-cell table:style-name="ce35" office:value-type="float" office:value="106891" calcext:value-type="float">
            <text:p><text:s text:c="3"/>106,891</text:p>
          </table:table-cell>
          <table:table-cell table:style-name="ce35" office:value-type="float" office:value="54907" calcext:value-type="float">
            <text:p><text:s text:c="3"/>54,907</text:p>
          </table:table-cell>
          <table:table-cell table:style-name="ce35" office:value-type="float" office:value="51984" calcext:value-type="float">
            <text:p><text:s text:c="3"/>51,984</text:p>
          </table:table-cell>
          <table:table-cell table:style-name="ce52" office:value-type="float" office:value="105.62" calcext:value-type="float">
            <text:p>105.62</text:p>
          </table:table-cell>
          <table:table-cell table:style-name="ce52" office:value-type="float" office:value="842.56" calcext:value-type="float">
            <text:p>842.56</text:p>
          </table:table-cell>
          <table:table-cell table:style-name="ce63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7" calcext:value-type="float">
            <text:p><text:s text:c="3"/>3,327</text:p>
          </table:table-cell>
          <table:table-cell table:style-name="ce35" office:value-type="float" office:value="157031" calcext:value-type="float">
            <text:p><text:s text:c="3"/>157,031</text:p>
          </table:table-cell>
          <table:table-cell table:style-name="ce35" office:value-type="float" office:value="361114" calcext:value-type="float">
            <text:p><text:s text:c="3"/>361,114</text:p>
          </table:table-cell>
          <table:table-cell table:style-name="ce35" office:value-type="float" office:value="179886" calcext:value-type="float">
            <text:p><text:s text:c="3"/>179,886</text:p>
          </table:table-cell>
          <table:table-cell table:style-name="ce35" office:value-type="float" office:value="181228" calcext:value-type="float">
            <text:p><text:s text:c="3"/>181,228</text:p>
          </table:table-cell>
          <table:table-cell table:style-name="ce52" office:value-type="float" office:value="99.26" calcext:value-type="float">
            <text:p>99.26</text:p>
          </table:table-cell>
          <table:table-cell table:style-name="ce52" office:value-type="float" office:value="2720.07" calcext:value-type="float">
            <text:p>2,720.07</text:p>
          </table:table-cell>
          <table:table-cell table:style-name="ce63" office:value-type="float" office:value="2.3" calcext:value-type="float">
            <text:p>2.3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68" calcext:value-type="float">
            <text:p><text:s text:c="3"/>2,168</text:p>
          </table:table-cell>
          <table:table-cell table:style-name="ce35" office:value-type="float" office:value="175599" calcext:value-type="float">
            <text:p><text:s text:c="3"/>175,599</text:p>
          </table:table-cell>
          <table:table-cell table:style-name="ce35" office:value-type="float" office:value="451203" calcext:value-type="float">
            <text:p><text:s text:c="3"/>451,203</text:p>
          </table:table-cell>
          <table:table-cell table:style-name="ce35" office:value-type="float" office:value="222731" calcext:value-type="float">
            <text:p><text:s text:c="3"/>222,731</text:p>
          </table:table-cell>
          <table:table-cell table:style-name="ce35" office:value-type="float" office:value="228472" calcext:value-type="float">
            <text:p><text:s text:c="3"/>228,472</text:p>
          </table:table-cell>
          <table:table-cell table:style-name="ce52" office:value-type="float" office:value="97.49" calcext:value-type="float">
            <text:p>97.49</text:p>
          </table:table-cell>
          <table:table-cell table:style-name="ce52" office:value-type="float" office:value="4332.13" calcext:value-type="float">
            <text:p>4,332.13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414" calcext:value-type="float">
            <text:p><text:s text:c="3"/>1,414</text:p>
          </table:table-cell>
          <table:table-cell table:style-name="ce35" office:value-type="float" office:value="102191" calcext:value-type="float">
            <text:p><text:s text:c="3"/>102,191</text:p>
          </table:table-cell>
          <table:table-cell table:style-name="ce35" office:value-type="float" office:value="262591" calcext:value-type="float">
            <text:p><text:s text:c="3"/>262,591</text:p>
          </table:table-cell>
          <table:table-cell table:style-name="ce35" office:value-type="float" office:value="126475" calcext:value-type="float">
            <text:p><text:s text:c="3"/>126,475</text:p>
          </table:table-cell>
          <table:table-cell table:style-name="ce35" office:value-type="float" office:value="136116" calcext:value-type="float">
            <text:p><text:s text:c="3"/>136,116</text:p>
          </table:table-cell>
          <table:table-cell table:style-name="ce52" office:value-type="float" office:value="92.92" calcext:value-type="float">
            <text:p>92.92</text:p>
          </table:table-cell>
          <table:table-cell table:style-name="ce52" office:value-type="float" office:value="4374.65" calcext:value-type="float">
            <text:p>4,374.65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935" calcext:value-type="float">
            <text:p><text:s text:c="3"/>935</text:p>
          </table:table-cell>
          <table:table-cell table:style-name="ce36" office:value-type="float" office:value="46509" calcext:value-type="float">
            <text:p><text:s text:c="3"/>46,509</text:p>
          </table:table-cell>
          <table:table-cell table:style-name="ce36" office:value-type="float" office:value="154914" calcext:value-type="float">
            <text:p><text:s text:c="3"/>154,914</text:p>
          </table:table-cell>
          <table:table-cell table:style-name="ce36" office:value-type="float" office:value="77974" calcext:value-type="float">
            <text:p><text:s text:c="3"/>77,974</text:p>
          </table:table-cell>
          <table:table-cell table:style-name="ce36" office:value-type="float" office:value="76940" calcext:value-type="float">
            <text:p><text:s text:c="3"/>76,940</text:p>
          </table:table-cell>
          <table:table-cell table:style-name="ce53" office:value-type="float" office:value="101.34" calcext:value-type="float">
            <text:p>101.34</text:p>
          </table:table-cell>
          <table:table-cell table:style-name="ce53" office:value-type="float" office:value="858.46" calcext:value-type="float">
            <text:p>858.46</text:p>
          </table:table-cell>
          <table:table-cell table:style-name="ce64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42901" calcext:value-type="float">
            <text:p><text:s text:c="3"/>42,901</text:p>
          </table:table-cell>
          <table:table-cell table:style-name="ce35" office:value-type="float" office:value="140938" calcext:value-type="float">
            <text:p><text:s text:c="3"/>140,938</text:p>
          </table:table-cell>
          <table:table-cell table:style-name="ce35" office:value-type="float" office:value="69894" calcext:value-type="float">
            <text:p><text:s text:c="3"/>69,894</text:p>
          </table:table-cell>
          <table:table-cell table:style-name="ce35" office:value-type="float" office:value="71044" calcext:value-type="float">
            <text:p><text:s text:c="3"/>71,044</text:p>
          </table:table-cell>
          <table:table-cell table:style-name="ce52" office:value-type="float" office:value="98.38" calcext:value-type="float">
            <text:p>98.38</text:p>
          </table:table-cell>
          <table:table-cell table:style-name="ce52" office:value-type="float" office:value="929.33" calcext:value-type="float">
            <text:p>929.33</text:p>
          </table:table-cell>
          <table:table-cell table:style-name="ce63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608" calcext:value-type="float">
            <text:p><text:s text:c="3"/>3,608</text:p>
          </table:table-cell>
          <table:table-cell table:style-name="ce35" office:value-type="float" office:value="13976" calcext:value-type="float">
            <text:p><text:s text:c="3"/>13,976</text:p>
          </table:table-cell>
          <table:table-cell table:style-name="ce35" office:value-type="float" office:value="8080" calcext:value-type="float">
            <text:p><text:s text:c="3"/>8,080</text:p>
          </table:table-cell>
          <table:table-cell table:style-name="ce35" office:value-type="float" office:value="5896" calcext:value-type="float">
            <text:p><text:s text:c="3"/>5,896</text:p>
          </table:table-cell>
          <table:table-cell table:style-name="ce52" office:value-type="float" office:value="137.04" calcext:value-type="float">
            <text:p>137.04</text:p>
          </table:table-cell>
          <table:table-cell table:style-name="ce52" office:value-type="float" office:value="485.28" calcext:value-type="float">
            <text:p>485.28</text:p>
          </table:table-cell>
          <table:table-cell table:style-name="ce63" office:value-type="float" office:value="3.87" calcext:value-type="float">
            <text:p>3.8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48" meta:object-count="0"/>
    <meta:generator>LibreOffice/6.4.7.2$Linux_X86_64 LibreOffice_project/40$Build-2</meta:generator>
  </office:meta>
</office:document-meta>
</file>